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ec01" officeooo:paragraph-rsid="0019ec0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9ec01" officeooo:paragraph-rsid="0019ec01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ning a .sql File in psql: </text:p>
      <text:p text:style-name="P1"/>
      <text:p text:style-name="P1"/>
      <text:p text:style-name="P2">psql -U USERNAME -d DATABASE &lt; LOCATION OF FIL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8:52:10.292032891</meta:creation-date>
    <dc:date>2024-02-20T19:50:48.889271592</dc:date>
    <meta:editing-duration>PT48M26S</meta:editing-duration>
    <meta:editing-cycles>1</meta:editing-cycles>
    <meta:document-statistic meta:table-count="0" meta:image-count="0" meta:object-count="0" meta:page-count="1" meta:paragraph-count="2" meta:word-count="15" meta:character-count="77" meta:non-whitespace-character-count="63"/>
    <meta:generator>LibreOffice/7.3.7.2$Linux_X86_64 LibreOffice_project/30$Build-2</meta:generator>
  </office:meta>
</office:document-meta>
</file>